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E000000F75DE391DDC618BA4B.png" manifest:media-type="image/png"/>
  <manifest:file-entry manifest:full-path="Pictures/1000020100000157000001233ADC1F754A221809.png" manifest:media-type="image/png"/>
  <manifest:file-entry manifest:full-path="Pictures/1000020100000139000001143EA3CE04E63BB20F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ff00" draw:marker-start-width="0.5cm" draw:marker-end-width="0.5cm" draw:fill="none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ce1" style:family="table-cell">
      <loext:graphic-properties draw:fill="solid" draw:fill-color="#476042"/>
      <style:paragraph-properties fo:border="0.03pt solid #ffffff"/>
    </style:style>
    <style:style style:name="ce2" style:family="table-cell">
      <loext:graphic-properties draw:fill="solid" draw:fill-color="#476042"/>
      <style:paragraph-properties fo:border-left="none" fo:border-right="0.03pt solid #ffffff" fo:border-top="0.03pt solid #ffffff" fo:border-bottom="0.03pt solid #ffffff"/>
    </style:style>
    <style:style style:name="ce3" style:family="table-cell">
      <loext:graphic-properties draw:fill="solid" draw:fill-color="#476042"/>
      <style:paragraph-properties fo:border-left="0.03pt solid #ffffff" fo:border-right="0.03pt solid #ffffff" fo:border-top="none" fo:border-bottom="0.03pt solid #ffffff"/>
    </style:style>
    <style:style style:name="ce4" style:family="table-cell">
      <loext:graphic-properties draw:fill="solid" draw:fill-color="#6a9662"/>
      <style:paragraph-properties fo:border-left="none" fo:border-right="0.03pt solid #ffffff" fo:border-top="none" fo:border-bottom="0.03pt solid #ffffff"/>
    </style:style>
    <style:style style:name="ce5" style:family="table-cell">
      <loext:graphic-properties draw:fill="solid" draw:fill-color="#6a9662"/>
      <style:paragraph-properties fo:border-left="0.03pt solid #ffffff" fo:border-right="0.03pt solid #ffffff" fo:border-top="none" fo:border-bottom="0.03pt solid #ffffff"/>
    </style:style>
    <style:style style:name="ce6" style:family="table-cell">
      <loext:graphic-properties draw:fill="solid" draw:fill-color="#6a9662"/>
      <style:paragraph-properties fo:border-left="none" fo:border-right="0.03pt solid #ffffff" fo:border-top="0.03pt solid #ffffff" fo:border-bottom="0.03pt solid #ffffff"/>
    </style:style>
    <style:style style:name="ce7" style:family="table-cell">
      <loext:graphic-properties draw:fill="solid" draw:fill-color="#6a9662"/>
      <style:paragraph-properties fo:border="0.03pt solid #ffffff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standard" draw:layer="layout" svg:width="14.098cm" svg:height="7.998cm" svg:x="2.869cm" svg:y="10.9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</table:table-row>
            <table:table-row table:style-name="ro1" table:default-cell-style-name="ce5">
              <table:table-cell table:style-name="ce3"/>
              <table:table-cell table:style-name="ce4"/>
              <table:table-cell/>
              <table:table-cell/>
            </table:table-row>
            <table:table-row table:style-name="ro1" table:default-cell-style-name="ce7">
              <table:table-cell table:style-name="ce1"/>
              <table:table-cell table:style-name="ce6"/>
              <table:table-cell/>
              <table:table-cell/>
            </table:table-row>
            <table:table-row table:style-name="ro2" table:default-cell-style-name="ce7">
              <table:table-cell table:style-name="ce1"/>
              <table:table-cell table:style-name="ce6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.81cm" svg:height="1.595cm" svg:x="14.29cm" svg:y="11.105cm">
          <draw:image xlink:href="Pictures/1000020100000139000001143EA3CE04E63BB20F.png" xlink:type="simple" xlink:show="embed" xlink:actuate="onLoad">
            <text:p/>
          </draw:image>
        </draw:frame>
        <draw:frame draw:style-name="gr1" draw:text-style-name="P1" draw:layer="layout" svg:width="1.984cm" svg:height="1.682cm" svg:x="7.216cm" svg:y="11.1cm">
          <draw:image xlink:href="Pictures/1000020100000157000001233ADC1F754A221809.png" xlink:type="simple" xlink:show="embed" xlink:actuate="onLoad">
            <text:p/>
          </draw:image>
        </draw:frame>
        <draw:frame draw:style-name="gr1" draw:text-style-name="P1" draw:layer="layout" svg:width="1.654cm" svg:height="1.427cm" svg:x="10.8cm" svg:y="11.2cm">
          <draw:image xlink:href="Pictures/100002010000011E000000F75DE391DDC618BA4B.png" xlink:type="simple" xlink:show="embed" xlink:actuate="onLoad">
            <text:p/>
          </draw:image>
        </draw:frame>
        <draw:frame draw:style-name="gr1" draw:text-style-name="P1" draw:layer="layout" svg:width="1.984cm" svg:height="1.682cm" svg:x="3.516cm" svg:y="13.118cm">
          <draw:image xlink:href="Pictures/1000020100000157000001233ADC1F754A221809.png" xlink:type="simple" xlink:show="embed" xlink:actuate="onLoad">
            <text:p/>
          </draw:image>
        </draw:frame>
        <draw:frame draw:style-name="gr1" draw:text-style-name="P1" draw:layer="layout" svg:width="1.654cm" svg:height="1.427cm" svg:x="3.7cm" svg:y="15.273cm">
          <draw:image xlink:href="Pictures/100002010000011E000000F75DE391DDC618BA4B.png" xlink:type="simple" xlink:show="embed" xlink:actuate="onLoad">
            <text:p/>
          </draw:image>
        </draw:frame>
        <draw:frame draw:style-name="gr1" draw:text-style-name="P1" draw:layer="layout" svg:width="1.81cm" svg:height="1.595cm" svg:x="3.69cm" svg:y="17.105cm">
          <draw:image xlink:href="Pictures/1000020100000139000001143EA3CE04E63BB20F.png" xlink:type="simple" xlink:show="embed" xlink:actuate="onLoad">
            <text:p/>
          </draw:image>
        </draw:frame>
        <draw:path draw:style-name="gr2" draw:text-style-name="P1" draw:layer="layout" svg:width="1.205cm" svg:height="0.302cm" draw:transform="rotate (-1.88966798113426) translate (7.93196884751402cm 13.2611172838461cm)" svg:viewBox="0 0 1206 303" svg:d="M0 287c373 77 692-151 1039-232l167-55">
          <text:p/>
        </draw:path>
        <draw:path draw:style-name="gr2" draw:text-style-name="P1" draw:layer="layout" svg:width="1.371cm" svg:height="0.115cm" draw:transform="rotate (-1.46118964976965) translate (7.801cm 13.277cm)" svg:viewBox="0 0 1372 116" svg:d="M0 0c364 16 733-21 1095 50l277 66">
          <text:p/>
        </draw:path>
        <draw:path draw:style-name="gr2" draw:text-style-name="P1" draw:layer="layout" svg:width="1.34cm" svg:height="0.139cm" draw:transform="rotate (-1.46118964976965) translate (8.11065326683368cm 13.3051051507707cm)" svg:viewBox="0 0 1341 140" svg:d="M0 63c356-5 713-122 1068-24l273 101">
          <text:p/>
        </draw:path>
        <draw:path draw:style-name="gr2" draw:text-style-name="P1" draw:layer="layout" svg:width="1.479cm" svg:height="0.34cm" draw:transform="rotate (-1.35053577519321) translate (8.37409862857674cm 13.3809628805872cm)" svg:viewBox="0 0 1480 341" svg:d="M0 9c385-51 743 122 1117 178l329 146 34 8">
          <text:p/>
        </draw:path>
        <draw:path draw:style-name="gr2" draw:text-style-name="P1" draw:layer="layout" svg:width="1.766cm" svg:height="0.126cm" draw:transform="rotate (-2.6778586713349) translate (8.753cm 13.665cm)" svg:viewBox="0 0 1767 127" svg:d="M0 0c404 9 796 119 1199 127l395-1 173-31">
          <text:p/>
        </draw:path>
        <draw:path draw:style-name="gr2" draw:text-style-name="P1" draw:layer="layout" svg:width="1.35cm" svg:height="0.408cm" draw:transform="rotate (-1.27827914416065) translate (8.8611308735077cm 13.3473582742502cm)" svg:viewBox="0 0 1351 409" svg:d="M0 2c389-13 809 28 1135 269l216 138">
          <text:p/>
        </draw:path>
        <draw:path draw:style-name="gr2" draw:text-style-name="P1" draw:layer="layout" svg:width="1.22cm" svg:height="0.191cm" draw:transform="rotate (-1.66993102830817) translate (11.420846612637cm 13.3849817449863cm)" svg:viewBox="0 0 1221 192" svg:d="M0 192c387-1 791 11 1155-150l66-42">
          <text:p/>
        </draw:path>
        <draw:path draw:style-name="gr2" draw:text-style-name="P1" draw:layer="layout" svg:width="1.426cm" svg:height="0.624cm" draw:transform="skewX (0.487470460082016) rotate (-1.00583324792433) translate (8.33818549806465cm 17.2961031909548cm)" svg:viewBox="0 0 1427 625" svg:d="M0 44c479-229 878 503 1344 542l83 39">
          <text:p/>
        </draw:path>
        <draw:path draw:style-name="gr2" draw:text-style-name="P1" draw:layer="layout" svg:width="1.62cm" svg:height="0.108cm" draw:transform="rotate (-1.46084058391925) translate (10.875cm 15cm)" svg:viewBox="0 0 1621 109" svg:d="M0 0c376 12 756-14 1130 54l351 39 140 16">
          <text:p/>
        </draw:path>
        <draw:path draw:style-name="gr2" draw:text-style-name="P1" draw:layer="layout" svg:width="1.574cm" svg:height="0.24cm" draw:transform="rotate (-1.46118964976965) translate (11.4352737411864cm 15.0665583960548cm)" svg:viewBox="0 0 1575 241" svg:d="M0 31c392-152 656 305 1049 152l351 39 175 19">
          <text:p/>
        </draw:path>
        <draw:path draw:style-name="gr2" draw:text-style-name="P1" draw:layer="layout" svg:width="1.551cm" svg:height="0.037cm" draw:transform="rotate (-1.5707963267949) translate (11.8995070834478cm 15.141cm)" svg:viewBox="0 0 1552 38" svg:d="M0 2c364 11 731-27 1094 36h388 70">
          <text:p/>
        </draw:path>
        <draw:path draw:style-name="gr2" draw:text-style-name="P1" draw:layer="layout" svg:width="1.677cm" svg:height="0.19cm" draw:transform="skewX (0.0645771823237902) rotate (-1.64218029320146) translate (11.3717035483402cm 15.1639524237083cm)" svg:viewBox="0 0 1678 191" svg:d="M0 191c532 0 1087 12 1587-149l91-42">
          <text:p/>
        </draw:path>
        <draw:path draw:style-name="gr2" draw:text-style-name="P1" draw:layer="layout" svg:width="1.604cm" svg:height="0.241cm" draw:transform="skewX (-0.141022603561142) rotate (-1.41249496363901) translate (11.5157012482067cm 15.181063246819cm)" svg:viewBox="0 0 1605 242" svg:d="M0 17c539-89 988 195 1512 210l93 15">
          <text:p/>
        </draw:path>
        <draw:polyline draw:style-name="gr2" draw:text-style-name="P1" draw:layer="layout" svg:width="1.124cm" svg:height="0.095cm" draw:transform="rotate (0.585907029894496) translate (10.698cm 16.446cm)" svg:viewBox="0 0 1125 96" draw:points="0,0 411,19 783,96 1125,28">
          <text:p/>
        </draw:polyline>
        <draw:path draw:style-name="gr2" draw:text-style-name="P1" draw:layer="layout" svg:width="1.612cm" svg:height="0.19cm" draw:transform="skewX (0.057246799465414) rotate (-1.64497282000466) translate (14.8695650666273cm 16.9770576978273cm)" svg:viewBox="0 0 1613 191" svg:d="M0 191c511 0 1045 12 1526-149l87-42">
          <text:p/>
        </draw:path>
        <draw:path draw:style-name="gr2" draw:text-style-name="P1" draw:layer="layout" svg:width="1.543cm" svg:height="0.242cm" draw:transform="skewX (-0.1232202451908) rotate (-1.40568817955623) translate (15.0135968500844cm 16.9934227054598cm)" svg:viewBox="0 0 1544 243" svg:d="M0 17c518-89 950 195 1455 210l89 16">
          <text:p/>
        </draw:path>
        <draw:path draw:style-name="gr2" draw:text-style-name="P1" draw:layer="layout" svg:width="1.612cm" svg:height="0.19cm" draw:transform="skewX (0.057246799465414) rotate (-1.64497282000466) translate (15.0695650666273cm 17.0770576978273cm)" svg:viewBox="0 0 1613 191" svg:d="M0 191c511 0 1045 12 1526-149l87-42">
          <text:p/>
        </draw:path>
        <draw:path draw:style-name="gr2" draw:text-style-name="P1" draw:layer="layout" svg:width="1.543cm" svg:height="0.242cm" draw:transform="skewX (-0.1232202451908) rotate (-1.40568817955623) translate (15.2135968500844cm 17.0934227054598cm)" svg:viewBox="0 0 1544 243" svg:d="M0 17c518-89 950 195 1455 210l89 16">
          <text:p/>
        </draw:path>
        <draw:path draw:style-name="gr2" draw:text-style-name="P1" draw:layer="layout" svg:width="1.521cm" svg:height="0.309cm" draw:transform="rotate (0.783652834145454) translate (14.0910160575004cm 18.2609846427642cm)" svg:viewBox="0 0 1522 310" svg:d="M0 13c448-86 768 288 1198 297l324-26">
          <text:p/>
        </draw:path>
        <draw:path draw:style-name="gr2" draw:text-style-name="P1" draw:layer="layout" svg:width="1.351cm" svg:height="0.41cm" draw:transform="rotate (-1.81409522452291) translate (15.9077862989308cm 17.2754887066908cm)" svg:viewBox="0 0 1352 411" svg:d="M0 409c393 17 798-80 1121-316l231-93">
          <text:p/>
        </draw:path>
        <draw:path draw:style-name="gr2" draw:text-style-name="P1" draw:layer="layout" svg:width="1.552cm" svg:height="0.072cm" draw:transform="rotate (-1.5707963267949) translate (15.617cm 17.247cm)" svg:viewBox="0 0 1553 73" svg:d="M0 35c350 65 705 24 1059 35l388-70h106">
          <text:p/>
        </draw:path>
        <draw:path draw:style-name="gr2" draw:text-style-name="P1" draw:layer="layout" svg:width="1.416cm" svg:height="0.346cm" draw:transform="rotate (-1.24913214565234) translate (15.7454318072469cm 17.2395248836426cm)" svg:viewBox="0 0 1417 347" svg:d="M0 24c363-24 742-61 1094 67l323 256">
          <text:p/>
        </draw:path>
        <draw:path draw:style-name="gr2" draw:text-style-name="P1" draw:layer="layout" svg:width="1.22cm" svg:height="0.191cm" draw:transform="rotate (-1.66993102830817) translate (11.720846612637cm 17.3189817449863cm)" svg:viewBox="0 0 1221 192" svg:d="M0 192c387-1 791 11 1155-150l66-42">
          <text:p/>
        </draw:path>
        <draw:path draw:style-name="gr2" draw:text-style-name="P1" draw:layer="layout" svg:width="1.22cm" svg:height="0.191cm" draw:transform="rotate (-1.66993102830817) translate (8.433846612637cm 15.3189817449863cm)" svg:viewBox="0 0 1221 192" svg:d="M0 192c387-1 791 11 1155-150l66-42">
          <text:p/>
        </draw:path>
        <draw:path draw:style-name="gr2" draw:text-style-name="P1" draw:layer="layout" svg:width="1.22cm" svg:height="0.191cm" draw:transform="rotate (-1.66993102830817) translate (11.833846612637cm 13.3849817449863cm)" svg:viewBox="0 0 1221 192" svg:d="M0 192c387-1 791 11 1155-150l66-4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09:36:43.757779011</meta:creation-date>
    <dc:date>2018-03-10T10:07:48.620784324</dc:date>
    <meta:editing-duration>PT23S</meta:editing-duration>
    <meta:editing-cycles>1</meta:editing-cycles>
    <meta:generator>LibreOffice/6.0.2.1$Linux_X86_64 LibreOffice_project/00m0$Build-1</meta:generator>
    <meta:document-statistic meta:object-count="32"/>
  </office:meta>
</office:document-meta>
</file>